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fo:font-size="14pt" officeooo:rsid="000df449" officeooo:paragraph-rsid="000df449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df449" officeooo:paragraph-rsid="000df449" style:font-size-asian="14pt" style:font-size-complex="14pt"/>
    </style:style>
    <style:style style:name="P3" style:family="paragraph" style:parent-style-name="Standard" style:list-style-name="L6">
      <style:paragraph-properties fo:text-align="justify" style:justify-single-word="false"/>
      <style:text-properties fo:font-size="14pt" officeooo:rsid="0016fcbb" officeooo:paragraph-rsid="001751a7" style:font-size-asian="14pt" style:font-size-complex="14pt"/>
    </style:style>
    <style:style style:name="P4" style:family="paragraph" style:parent-style-name="Standard" style:list-style-name="L5">
      <style:paragraph-properties fo:text-align="justify" style:justify-single-word="false"/>
      <style:text-properties fo:font-size="14pt" officeooo:rsid="001751a7" officeooo:paragraph-rsid="001751a7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1842b5" officeooo:paragraph-rsid="001842b5" style:font-size-asian="14pt" style:font-size-complex="14pt"/>
    </style:style>
    <style:style style:name="P6" style:family="paragraph" style:parent-style-name="Standard">
      <style:text-properties fo:font-size="14pt" fo:font-weight="bold" officeooo:rsid="000df449" officeooo:paragraph-rsid="000df44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0df449" officeooo:paragraph-rsid="001842b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132ce5"/>
    </style:style>
    <style:style style:name="P9" style:family="paragraph" style:parent-style-name="Standard" style:list-style-name="L6">
      <style:paragraph-properties fo:text-align="justify" style:justify-single-word="false"/>
      <style:text-properties officeooo:paragraph-rsid="001751a7"/>
    </style:style>
    <style:style style:name="P10" style:family="paragraph" style:parent-style-name="Standard" style:list-style-name="L2">
      <style:text-properties officeooo:paragraph-rsid="00132ce5"/>
    </style:style>
    <style:style style:name="P11" style:family="paragraph" style:parent-style-name="Standard" style:list-style-name="L2">
      <style:text-properties officeooo:rsid="00132ce5" officeooo:paragraph-rsid="00132ce5"/>
    </style:style>
    <style:style style:name="P12" style:family="paragraph" style:parent-style-name="Standard" style:list-style-name="L2">
      <style:text-properties officeooo:rsid="0015cf5a" officeooo:paragraph-rsid="0015cf5a"/>
    </style:style>
    <style:style style:name="P13" style:family="paragraph" style:parent-style-name="Standard" style:list-style-name="L4">
      <style:text-properties officeooo:paragraph-rsid="000df449"/>
    </style:style>
    <style:style style:name="T1" style:family="text">
      <style:text-properties officeooo:rsid="000df449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df449" style:font-size-asian="14pt" style:font-size-complex="14pt"/>
    </style:style>
    <style:style style:name="T4" style:family="text">
      <style:text-properties fo:font-size="14pt" officeooo:rsid="000e3ad3" style:font-size-asian="14pt" style:font-size-complex="14pt"/>
    </style:style>
    <style:style style:name="T5" style:family="text">
      <style:text-properties fo:font-size="14pt" officeooo:rsid="000fa075" style:font-size-asian="14pt" style:font-size-complex="14pt"/>
    </style:style>
    <style:style style:name="T6" style:family="text">
      <style:text-properties fo:font-size="14pt" officeooo:rsid="00110b82" style:font-size-asian="14pt" style:font-size-complex="14pt"/>
    </style:style>
    <style:style style:name="T7" style:family="text">
      <style:text-properties fo:font-size="14pt" officeooo:rsid="0011809a" style:font-size-asian="14pt" style:font-size-complex="14pt"/>
    </style:style>
    <style:style style:name="T8" style:family="text">
      <style:text-properties fo:font-size="14pt" officeooo:rsid="00132ce5" style:font-size-asian="14pt" style:font-size-complex="14pt"/>
    </style:style>
    <style:style style:name="T9" style:family="text">
      <style:text-properties fo:font-size="14pt" officeooo:rsid="0015cf5a" style:font-size-asian="14pt" style:font-size-complex="14pt"/>
    </style:style>
    <style:style style:name="T10" style:family="text">
      <style:text-properties fo:font-size="14pt" officeooo:rsid="0016fcbb" style:font-size-asian="14pt" style:font-size-complex="14pt"/>
    </style:style>
    <style:style style:name="T11" style:family="text">
      <style:text-properties fo:font-size="14pt" officeooo:rsid="001751a7" style:font-size-asian="14pt" style:font-size-complex="14pt"/>
    </style:style>
    <style:style style:name="T12" style:family="text">
      <style:text-properties officeooo:rsid="00132ce5"/>
    </style:style>
    <style:style style:name="T13" style:family="text">
      <style:text-properties officeooo:rsid="00152870"/>
    </style:style>
    <style:style style:name="T14" style:family="text">
      <style:text-properties officeooo:rsid="0015cf5a"/>
    </style:style>
    <style:style style:name="T15" style:family="text">
      <style:text-properties officeooo:rsid="001751a7"/>
    </style:style>
    <style:style style:name="T16" style:family="text">
      <style:text-properties officeooo:rsid="001842b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tab/></text:span><text:span text:style-name="T3">Статья </text:span><text:span text:style-name="T4">2023 года «</text:span><text:span text:style-name="T2">Language Is Not All You Need: Aligning Perception with Language Models», </text:span><text:span text:style-name="T4">написанная сотрудниками компании «Microsoft» посвящена </text:span><text:span text:style-name="T5">мультимодальной <text:s/>LLM (MLLM) </text:span><text:span text:style-name="T8">—</text:span><text:span text:style-name="T5"> KOSMOS-1. Как отмечают авторы во введении переход от «обычных» LLM в мультимодальным LLM является ключевым шагом к созданию общего искусственного интеллекта (AGI). Далее, в основной части статьи, описана </text:span><text:span text:style-name="T6">архитектура — </text:span><text:span text:style-name="T7">модель построена на Трансформерном декодере (decoder-only модель)</text:span><text:span text:style-name="T6">. Интересно, что декодер при этом являеются универсальным и может обработывать различные модальности. <text:s/>Для этого во входных данных используются специальные токены для обозначения документов, изображений и т. д. </text:span><text:span text:style-name="T7">Для обучения использовались различные корпуса данных, которые включали текст, пары подпись-изображение и чередующиеся изображения с текстом. </text:span></text:p>
      <text:p text:style-name="P1"><text:tab/><text:span text:style-name="T12">Эффективность предложенных моделей была испытана в </text:span><text:span text:style-name="T13">большом числе</text:span><text:span text:style-name="T12"> разнообразных задачах, в том числе, в задачах требующих рассуждения — IQ тест, </text:span><text:span text:style-name="T14">что демонстрирует потенциал данного подхода. </text:span><text:span text:style-name="T12"><text:s/></text:span><text:span text:style-name="T13">Во всех задачах модель KOSMOS-1 <text:s/>показала либо превзошла, либо показала </text:span><text:span text:style-name="T14">близкую</text:span><text:span text:style-name="T13"> эффективность </text:span><text:span text:style-name="T14">в сравнеии с «простыми»</text:span><text:span text:style-name="T13"> LLM. </text:span></text:p>
      <text:p text:style-name="P1"/>
      <text:p text:style-name="P1"/>
      <text:p text:style-name="P6">Основные идеи статьи:</text:p>
      <text:p text:style-name="P6"/>
      <text:list xml:id="list1045079356" text:style-name="L2">
        <text:list-item>
          <text:p text:style-name="P10"><text:span text:style-name="T8">Н</text:span><text:span text:style-name="T3">еобходимым шагом к достижению искусственного общего интеллекта </text:span><text:span text:style-name="T8">является</text:span><text:span text:style-name="T3"> </text:span><text:span text:style-name="T8">п</text:span><text:span text:style-name="T3">ереход </text:span><text:span text:style-name="T8">от</text:span><text:span text:style-name="T3"> LLM к MLLM.</text:span></text:p>
        </text:list-item>
        <text:list-item>
          <text:p text:style-name="P11"><text:span text:style-name="T3">Д</text:span><text:span text:style-name="T2">екодер представялет собой универсальный интерфейс, который может принимать различные модальности</text:span></text:p>
        </text:list-item>
        <text:list-item>
          <text:p text:style-name="P11"><text:span text:style-name="T2">Обучение модели на мультимодальных данных позволяет расширить значительнос расширить спектр задач и, к примеру, «OCR-free» классификация текста. </text:span></text:p>
        </text:list-item>
        <text:list-item>
          <text:p text:style-name="P12"><text:span text:style-name="T2">MLLM способны к «сross-modal transferability» <text:s/>т. е. использовать данные из одной модальности генерации ответа в другой. </text:span></text:p>
        </text:list-item>
      </text:list>
      <text:p text:style-name="P1"/>
      <text:p text:style-name="P6">Основные результаты:</text:p>
      <text:p text:style-name="P6"/>
      <text:list xml:id="list700653022" text:style-name="L4">
        <text:list-item>
          <text:p text:style-name="P13"><text:span text:style-name="T9">Модель </text:span><text:span text:style-name="T3">KOSMOS-1 </text:span><text:span text:style-name="T9">дает многообещающие</text:span><text:span text:style-name="T3"> результаты на задачах визуального вопросно-ответного диалога, генерации подписей к изображениям, распознавания текста на изображениях без использования OCR и др.</text:span></text:p>
        </text:list-item>
        <text:list-item>
          <text:p text:style-name="P13"><text:span text:style-name="T3">Модель показывает преимущества в задачах визуального здравого смысла по сравнению с чисто языковыми моделями, что указывает на положительный эффект кросс-модальной передачи знаний.</text:span></text:p>
        </text:list-item>
        <text:list-item>
          <text:p text:style-name="P13"><text:span text:style-name="T3">KOSMOS-1 также успешно справляется с невербальными задачами на рассуждение, такими как тест Равена на IQ, демонстрируя потенциал многомодальных моделей в этой области.</text:span></text:p>
        </text:list-item>
      </text:list>
      <text:p text:style-name="P1"/>
      <text:p text:style-name="P1"/>
      <text:p text:style-name="P6"><text:soft-page-break/><text:s/><text:span text:style-name="T16">К</text:span>ритика:</text:p>
      <text:list xml:id="list2000145217" text:style-name="L5">
        <text:list-item>
          <text:p text:style-name="P4">MLLM KOSMOS-1 является относительно небольшой моделью с 1.6 млрд. параметров, и, видимо, поэтому для сравнения используются LLM также <text:s/>не очень большого размера. Возможно стоило бы добавить в качестве baseline <text:s/>результаты работы одной из последних моделей от разработчиков OpenAI или META. <text:s/></text:p>
        </text:list-item>
      </text:list>
      <text:list xml:id="list2983767493" text:style-name="L6">
        <text:list-item>
          <text:p text:style-name="P9"><text:span text:style-name="T10">Хоть авторы статьи и упоминают, что использование «непрерывных модельностей» возможно, в данной работе этого не было сделано. </text:span><text:span text:style-name="T3">Было бы интересно </text:span><text:span text:style-name="T10">испытать</text:span><text:span text:style-name="T3"> KOSMOS-1 </text:span><text:span text:style-name="T10">для работы с </text:span><text:span text:style-name="T3">аудио </text:span><text:span text:style-name="T10">без использования дополнительных промежуточных моделей </text:span><text:span text:style-name="T11">(по аналогии с OCR-free)</text:span><text:span text:style-name="T10">, </text:span><text:span text:style-name="T11">что авторы, по их словам, и собраются сделать в ближайшее время</text:span></text:p>
        </text:list-item>
        <text:list-item>
          <text:p text:style-name="P3"><text:span text:style-name="T15">Одной из основных идей статьи является переход к AGI. Однако, кажется, </text:span><text:span text:style-name="T1"><text:s/></text:span><text:span text:style-name="T15">что в данном контексте </text:span><text:span text:style-name="T1">все еще </text:span><text:span text:style-name="T15">рано говорить о движении в сторону <text:s/>AGI. т.к. </text:span><text:span text:style-name="T1">существует значительный разрыв между производительностью KOSMOS-1 и средним уровнем взр</text:span><text:span text:style-name="T15">ослого человека</text:span><text:span text:style-name="T1"> в тесте IQ.</text:span></text:p>
        </text:list-item>
        <text:list-item>
          <text:p text:style-name="P9"><text:span text:style-name="T11">Не очень понятна производительность модели и</text:span><text:span text:style-name="T3"> как масштабирование модели </text:span><text:span text:style-name="T11">скажется на скорорости ее работы. Наверняка использование дополнительных модальностей должно значительно увеличить затраты на обучение и ее инференс. </text:span></text:p>
        </text:list-item>
      </text:list>
      <text:p text:style-name="P2"/>
      <text:p text:style-name="P2"/>
      <text:p text:style-name="P2"/>
      <text:p text:style-name="P2"/>
      <text:p text:style-name="P7">Заключение:</text:p>
      <text:p text:style-name="P1"/>
      <text:p text:style-name="P5">Человек работает с информацией, которая поступает к нему в различных «модальностях». <text:s/>Работа исследователей из Microsoft является логичным и естественным продолженние развития современных LLM. Авторы статьи показали, что способность<text:span text:style-name="T1"> воспринимать различные типы данных </text:span>позволяет<text:span text:style-name="T1"> выполнять широкий спектр задач. </text:span>Однако, <text:span text:style-name="T1">существует значительный разрыв между производительностью KOSMOS-1 и средним уровнем взро</text:span>слого чесловека<text:span text:style-name="T1"> в тесте IQ. <text:s/>что указывает на необходимость дальнейших исследований и улучшений. Было бы интересно изучить возможности KOSMOS-1 в других модальностях, таких как аудио, и ее способность к многозадачному обучению. Кроме того, важно исследовать, как масштабирование модели и использование более крупных многомодальных корпусов данных могут повлиять на ее производительность.</text:span></text:p>
      <text:p text:style-name="P2"/>
      <text:p text:style-name="P2"/>
      <text:p text:style-name="P2">Статья, посвященная многомодальной крупномасштабной языковой модели KOSMOS-1, демонстрирует важность развития многомодальных моделей для достижения искусственного общего интеллекта. KOSMOS-1 представляет собой универсальный интерфейс, способный работать с различными модальностями, следовать инструкциям и обучаться на примерах. Модель показывает впечатляющие результаты на широком спектре задач, включая <text:soft-page-break/>сложные многомодальные задачи, а также проявляет способность к невербальному рассуждению. Дальнейшие исследования в этом направлении, направленные на улучшение производительности и расширение возможностей KOSMOS-1, могут внести значительный вклад в развитие области глубокого обучени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atoly  Kayda</meta:initial-creator>
    <meta:creation-date>2024-11-10T15:43:28.018487303</meta:creation-date>
    <dc:date>2024-11-10T21:02:47.752406913</dc:date>
    <dc:creator>Anatoly  Kayda</dc:creator>
    <meta:editing-duration>PT11M1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19" meta:word-count="606" meta:character-count="4784" meta:non-whitespace-character-count="4184"/>
  </office:meta>
</office:document-meta>
</file>